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.226cm"/>
    </style:style>
    <style:style style:name="co21" style:family="table-column">
      <style:table-column-properties fo:break-before="auto" style:column-width="0.642cm"/>
    </style:style>
    <style:style style:name="co22" style:family="table-column">
      <style:table-column-properties fo:break-before="auto" style:column-width="13.847cm"/>
    </style:style>
    <style:style style:name="co23" style:family="table-column">
      <style:table-column-properties fo:break-before="auto" style:column-width="0.693cm"/>
    </style:style>
    <style:style style:name="co24" style:family="table-column">
      <style:table-column-properties fo:break-before="auto" style:column-width="1.4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5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7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96" style:family="table-cell" style:parent-style-name="Default" style:data-style-name="N100"/>
    <style:style style:name="ce19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9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/>
    <style:style style:name="ce14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56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normal" style:font-style-asian="normal" style:font-style-complex="normal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8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ext-properties fo:color="#999999" fo:font-style="italic" style:font-style-asian="italic" style:font-style-complex="italic"/>
    </style:style>
    <style:style style:name="ce22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4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89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91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 style:data-style-name="N109">
      <style:table-cell-properties style:vertical-align="automatic"/>
    </style:style>
    <style:style style:name="ce24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vertical-align="automatic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6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77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8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>
      <style:table-cell-properties fo:background-color="#99ccff" style:vertical-align="top"/>
    </style:style>
    <style:style style:name="ce30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ff99"/>
    </style:style>
    <style:style style:name="ce30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4" style:family="table-cell" style:parent-style-name="Default">
      <style:table-cell-properties fo:wrap-option="wrap"/>
    </style:style>
    <style:style style:name="ce31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96"/>
        <table:table-column table:style-name="co8" table:number-columns-repeated="4" table:default-cell-style-name="ce196"/>
        <table:table-column table:style-name="co5" table:default-cell-style-name="ce196"/>
        <table:table-column table:style-name="co9" table:default-cell-style-name="ce196"/>
        <table:table-column table:style-name="co7" table:default-cell-style-name="ce196"/>
        <table:table-column table:style-name="co10" table:default-cell-style-name="ce196"/>
        <table:table-column table:style-name="co11" table:default-cell-style-name="ce196"/>
        <table:table-column table:style-name="co12" table:default-cell-style-name="ce196"/>
        <table:table-column table:style-name="co13" table:number-columns-repeated="2" table:default-cell-style-name="ce196"/>
        <table:table-column table:style-name="co5" table:default-cell-style-name="ce196"/>
        <table:table-column table:style-name="co14" table:default-cell-style-name="ce196"/>
        <table:table-column table:style-name="co5" table:default-cell-style-name="ce196"/>
        <table:table-column table:style-name="co15" table:default-cell-style-name="ce196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number-columns-repeated="2"/>
          <table:table-cell table:style-name="ce167" office:value-type="string" calcext:value-type="string">
            <text:p>Step</text:p>
          </table:table-cell>
          <table:table-cell table:style-name="ce176"/>
          <table:table-cell table:style-name="ce176" office:value-type="string" calcext:value-type="string">
            <text:p>Duration</text:p>
          </table:table-cell>
          <table:table-cell table:style-name="ce183" office:value-type="string" calcext:value-type="string">
            <text:p>of Step</text:p>
          </table:table-cell>
          <table:table-cell table:style-name="ce183" office:value-type="string" calcext:value-type="string">
            <text:p>in Total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84" table:formula="of:=['1. Regression Testing'.$H$3]" office:value-type="time" office:time-value="PT13H30M00S" calcext:value-type="time">
            <text:p>13:30</text:p>
          </table:table-cell>
          <table:table-cell table:style-name="ce184" table:formula="of:=['1. Regression Testing'.$J$3]" office:value-type="time" office:time-value="PT13H30M00S" calcext:value-type="time">
            <text:p>13:3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84" table:formula="of:=['2. Preparation'.$H$3]" office:value-type="time" office:time-value="PT01H40M00S" calcext:value-type="time">
            <text:p>01:40</text:p>
          </table:table-cell>
          <table:table-cell table:style-name="ce184" table:formula="of:=['2. Preparation'.$J$3]" office:value-type="time" office:time-value="PT15H10M00S" calcext:value-type="time">
            <text:p>15:1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84" table:formula="of:=['3. Final Testing'.$H$3]" office:value-type="time" office:time-value="PT01H30M00S" calcext:value-type="time">
            <text:p>01:30</text:p>
          </table:table-cell>
          <table:table-cell table:style-name="ce184" table:formula="of:=['3. Final Testing'.$J$3]" office:value-type="time" office:time-value="PT16H40M00S" calcext:value-type="time">
            <text:p>16:4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84" table:formula="of:=['4. Build'.$H$3]" office:value-type="time" office:time-value="PT00H40M00S" calcext:value-type="time">
            <text:p>00:40</text:p>
          </table:table-cell>
          <table:table-cell table:style-name="ce184" table:formula="of:=['4. Build'.$J$3]" office:value-type="time" office:time-value="PT17H20M00S" calcext:value-type="time">
            <text:p>17:2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84" table:formula="of:=['7. Upload'.$H$3]" office:value-type="time" office:time-value="PT01H20M00S" calcext:value-type="time">
            <text:p>01:20</text:p>
          </table:table-cell>
          <table:table-cell table:style-name="ce184" table:formula="of:=['7. Upload'.$J$3]" office:value-type="time" office:time-value="PT19H15M00S" calcext:value-type="time">
            <text:p>19:1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84" table:formula="of:=['8. Finalization'.$H$3]" office:value-type="time" office:time-value="PT03H45M00S" calcext:value-type="time">
            <text:p>03:45</text:p>
          </table:table-cell>
          <table:table-cell table:style-name="ce184" table:formula="of:=['8. Finalization'.$J$3]" office:value-type="time" office:time-value="PT22H30M00S" calcext:value-type="time">
            <text:p>22:30</text:p>
          </table:table-cell>
          <table:table-cell table:style-name="ce18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office:value-type="string" calcext:value-type="string">
            <text:p>The YAT story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style-name="ce102"/>
          <table:table-cell table:style-name="ce139" office:value-type="string" calcext:value-type="string">
            <text:p>Date</text:p>
          </table:table-cell>
          <table:table-cell table:style-name="ce174"/>
          <table:table-cell table:style-name="ce177" office:value-type="string" calcext:value-type="string">
            <text:p>Designation</text:p>
          </table:table-cell>
          <table:table-cell table:style-name="ce139"/>
          <table:table-cell table:style-name="ce176" table:number-columns-repeated="2"/>
          <table:table-cell table:style-name="ce193" office:value-type="string" calcext:value-type="string">
            <text:p>YAT</text:p>
          </table:table-cell>
          <table:table-cell table:style-name="ce193" office:value-type="string" calcext:value-type="string">
            <text:p>MKY</text:p>
          </table:table-cell>
          <table:table-cell table:style-name="ce193" office:value-type="string" calcext:value-type="string">
            <text:p>ALAZ</text:p>
          </table:table-cell>
          <table:table-cell table:style-name="ce193" office:value-type="string" calcext:value-type="string">
            <text:p>NUnit</text:p>
          </table:table-cell>
          <table:table-cell table:style-name="ce193" office:value-type="string" calcext:value-type="string">
            <text:p>netrtf.</text:p>
          </table:table-cell>
          <table:table-cell table:style-name="ce199"/>
          <table:table-cell table:style-name="ce193" office:value-type="string" calcext:value-type="string">
            <text:p>LU.xml</text:p>
          </table:table-cell>
          <table:table-cell table:style-name="ce193" office:value-type="string" calcext:value-type="string">
            <text:p>RU.xml</text:p>
          </table:table-cell>
          <table:table-cell table:style-name="ce193" office:value-type="string" calcext:value-type="string">
            <text:p>.yac</text:p>
          </table:table-cell>
          <table:table-cell table:style-name="ce193" office:value-type="string" calcext:value-type="string">
            <text:p>.yacp</text:p>
          </table:table-cell>
          <table:table-cell table:style-name="ce193" office:value-type="string" calcext:value-type="string">
            <text:p>.yacps</text:p>
          </table:table-cell>
          <table:table-cell table:style-name="ce193" office:value-type="string" calcext:value-type="string">
            <text:p>.yat</text:p>
          </table:table-cell>
          <table:table-cell table:style-name="ce193" office:value-type="string" calcext:value-type="string">
            <text:p>.yaw</text:p>
          </table:table-cell>
          <table:table-cell table:style-name="ce199"/>
          <table:table-cell table:style-name="ce193" office:value-type="string" calcext:value-type="string">
            <text:p>SVN</text:p>
          </table:table-cell>
          <table:table-cell table:style-name="ce199"/>
          <table:table-cell table:style-name="ce193" office:value-type="string" calcext:value-type="string">
            <text:p>Remarks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5" office:value-type="string" calcext:value-type="string">
            <text:p>2020-0x-xx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94" office:value-type="string" calcext:value-type="string">
            <text:p>2.2.0</text:p>
          </table:table-cell>
          <table:table-cell table:style-name="ce197" office:value-type="string" calcext:value-type="string">
            <text:p>1.0.28</text:p>
          </table:table-cell>
          <table:table-cell table:style-name="ce197" office:value-type="string" calcext:value-type="string">
            <text:p>3.5.24</text:p>
          </table:table-cell>
          <table:table-cell table:style-name="ce197" office:value-type="string" calcext:value-type="string">
            <text:p>1.0.22</text:p>
          </table:table-cell>
          <table:table-cell table:style-name="ce197" office:value-type="string" calcext:value-type="string">
            <text:p>0.9.25</text:p>
          </table:table-cell>
          <table:table-cell table:style-name="ce200"/>
          <table:table-cell table:style-name="ce197" office:value-type="string" calcext:value-type="string">
            <text:p>1.7.0</text:p>
          </table:table-cell>
          <table:table-cell table:style-name="ce194" office:value-type="string" calcext:value-type="string">
            <text:p>1.2.1</text:p>
          </table:table-cell>
          <table:table-cell table:number-columns-repeated="3" table:style-name="ce197" office:value-type="string" calcext:value-type="string">
            <text:p>1.0.2</text:p>
          </table:table-cell>
          <table:table-cell table:style-name="ce194" office:value-type="string" calcext:value-type="string">
            <text:p>1.7.1</text:p>
          </table:table-cell>
          <table:table-cell table:style-name="ce209" office:value-type="string" calcext:value-type="string">
            <text:p>1.2.3</text:p>
          </table:table-cell>
          <table:table-cell table:style-name="ce200"/>
          <table:table-cell table:style-name="ce197" office:value-type="string" calcext:value-type="string">
            <text:p>2600</text:p>
          </table:table-cell>
          <table:table-cell table:style-name="ce201"/>
          <table:table-cell table:style-name="ce197" office:value-type="string" calcext:value-type="string">
            <text:p>No longer implementing twice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9-10-04" calcext:value-type="date">
            <text:p>2019-10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4" office:value-type="string" calcext:value-type="string">
            <text:p>2.1.0</text:p>
          </table:table-cell>
          <table:table-cell table:style-name="ce194" office:value-type="string" calcext:value-type="string">
            <text:p>1.0.27</text:p>
          </table:table-cell>
          <table:table-cell table:style-name="ce194" office:value-type="string" calcext:value-type="string">
            <text:p>3.5.23</text:p>
          </table:table-cell>
          <table:table-cell table:style-name="ce194" office:value-type="string" calcext:value-type="string">
            <text:p>1.0.21</text:p>
          </table:table-cell>
          <table:table-cell table:style-name="ce194" office:value-type="string" calcext:value-type="string">
            <text:p>0.9.24</text:p>
          </table:table-cell>
          <table:table-cell table:style-name="ce200"/>
          <table:table-cell table:style-name="ce194" office:value-type="string" calcext:value-type="string">
            <text:p>1.7.0</text:p>
          </table:table-cell>
          <table:table-cell table:style-name="ce194" office:value-type="string" calcext:value-type="string">
            <text:p>1.2.0</text:p>
          </table:table-cell>
          <table:table-cell table:number-columns-repeated="3" table:style-name="ce194" office:value-type="string" calcext:value-type="string">
            <text:p>1.0.2</text:p>
          </table:table-cell>
          <table:table-cell table:style-name="ce194" office:value-type="string" calcext:value-type="string">
            <text:p>1.7.0</text:p>
          </table:table-cell>
          <table:table-cell table:style-name="ce206" office:value-type="string" calcext:value-type="string">
            <text:p>1.2.3</text:p>
          </table:table-cell>
          <table:table-cell table:style-name="ce200"/>
          <table:table-cell table:style-name="ce194" office:value-type="string" calcext:value-type="string">
            <text:p>255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4-13" calcext:value-type="date">
            <text:p>2018-04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4" office:value-type="string" calcext:value-type="string">
            <text:p>2.0.0</text:p>
          </table:table-cell>
          <table:table-cell table:style-name="ce194" office:value-type="string" calcext:value-type="string">
            <text:p>1.0.25</text:p>
          </table:table-cell>
          <table:table-cell table:style-name="ce194" office:value-type="string" calcext:value-type="string">
            <text:p>3.5.21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0.9.22</text:p>
          </table:table-cell>
          <table:table-cell table:style-name="ce201"/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1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2.3</text:p>
          </table:table-cell>
          <table:table-cell table:style-name="ce201"/>
          <table:table-cell table:style-name="ce194" office:value-type="string" calcext:value-type="string">
            <text:p>1919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1-12" calcext:value-type="date">
            <text:p>2018-01-1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4" office:value-type="string" calcext:value-type="string">
            <text:p>1.99.90</text:p>
          </table:table-cell>
          <table:table-cell table:style-name="ce194" office:value-type="string" calcext:value-type="string">
            <text:p>1.0.23</text:p>
          </table:table-cell>
          <table:table-cell table:style-name="ce195" office:value-type="string" calcext:value-type="string">
            <text:p>3.5.19</text:p>
          </table:table-cell>
          <table:table-cell table:style-name="ce194" office:value-type="string" calcext:value-type="string">
            <text:p>1.0.18</text:p>
          </table:table-cell>
          <table:table-cell table:style-name="ce195" office:value-type="string" calcext:value-type="string">
            <text:p>0.9.20</text:p>
          </table:table-cell>
          <table:table-cell table:style-name="ce201"/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0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2.2</text:p>
          </table:table-cell>
          <table:table-cell table:style-name="ce201"/>
          <table:table-cell table:style-name="ce194" office:value-type="string" calcext:value-type="string">
            <text:p>1815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7-10-15" calcext:value-type="date">
            <text:p>2017-10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4" office:value-type="string" calcext:value-type="string">
            <text:p>1.99.80</text:p>
          </table:table-cell>
          <table:table-cell table:style-name="ce195" office:value-type="string" calcext:value-type="string">
            <text:p>1.0.21</text:p>
          </table:table-cell>
          <table:table-cell table:style-name="ce195" office:value-type="string" calcext:value-type="string">
            <text:p>3.5.17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0.9.18</text:p>
          </table:table-cell>
          <table:table-cell table:style-name="ce201"/>
          <table:table-cell table:style-name="ce194" office:value-type="string" calcext:value-type="string">
            <text:p>1.5.2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2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60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9" office:value-type="date" office:date-value="2017-07-04" calcext:value-type="date">
            <text:p>2017-07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4" office:value-type="string" calcext:value-type="string">
            <text:p>1.99.70</text:p>
          </table:table-cell>
          <table:table-cell table:style-name="ce195" office:value-type="string" calcext:value-type="string">
            <text:p>1.0.19</text:p>
          </table:table-cell>
          <table:table-cell table:style-name="ce195" office:value-type="string" calcext:value-type="string">
            <text:p>3.5.15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0.9.16</text:p>
          </table:table-cell>
          <table:table-cell table:style-name="ce201"/>
          <table:table-cell table:style-name="ce194" office:value-type="string" calcext:value-type="string">
            <text:p>1.5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1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410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30" calcext:value-type="date">
            <text:p>2016-09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4" office:value-type="string" calcext:value-type="string">
            <text:p>1.99.52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3.5.14</text:p>
          </table:table-cell>
          <table:table-cell table:style-name="ce195" office:value-type="string" calcext:value-type="string">
            <text:p>1.0.14</text:p>
          </table:table-cell>
          <table:table-cell table:style-name="ce195" office:value-type="string" calcext:value-type="string">
            <text:p>0.9.15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90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7" calcext:value-type="date">
            <text:p>2016-09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4" office:value-type="string" calcext:value-type="string">
            <text:p>1.99.51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3.5.13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0.9.14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62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6" calcext:value-type="date">
            <text:p>2016-09-16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4" office:value-type="string" calcext:value-type="string">
            <text:p>1.99.50</text:p>
          </table:table-cell>
          <table:table-cell table:style-name="ce195" office:value-type="string" calcext:value-type="string">
            <text:p>1.0.15</text:p>
          </table:table-cell>
          <table:table-cell table:style-name="ce195" office:value-type="string" calcext:value-type="string">
            <text:p>3.5.12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0.9.13</text:p>
          </table:table-cell>
          <table:table-cell table:style-name="ce201"/>
          <table:table-cell table:style-name="ce194" office:value-type="string" calcext:value-type="string">
            <text:p>1.5.0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0</text:p>
          </table:table-cell>
          <table:table-cell table:style-name="ce194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59</text:p>
          </table:table-cell>
          <table:table-cell/>
          <table:table-cell table:style-name="ce21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13" calcext:value-type="date">
            <text:p>2015-06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4" office:value-type="string" calcext:value-type="string">
            <text:p>1.99.34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3.5.11</text:p>
          </table:table-cell>
          <table:table-cell table:style-name="ce195" office:value-type="string" calcext:value-type="string">
            <text:p>1.0.10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4.1</text:p>
          </table:table-cell>
          <table:table-cell table:style-name="ce206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9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7" calcext:value-type="date">
            <text:p>2015-06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4" office:value-type="string" calcext:value-type="string">
            <text:p>1.99.33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3.5.10</text:p>
          </table:table-cell>
          <table:table-cell table:style-name="ce195" office:value-type="string" calcext:value-type="string">
            <text:p>1.0.9</text:p>
          </table:table-cell>
          <table:table-cell table:style-name="ce195"/>
          <table:table-cell table:style-name="ce201"/>
          <table:table-cell table:style-name="ce202" office:value-type="string" calcext:value-type="string">
            <text:p>1.4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4.0</text:p>
          </table:table-cell>
          <table:table-cell table:style-name="ce202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78</text:p>
          </table:table-cell>
          <table:table-cell/>
          <table:table-cell table:style-name="ce194" office:value-type="string" calcext:value-type="string">
            <text:p>No longer testing settings; settings equal 1.99.32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1" calcext:value-type="date">
            <text:p>2015-06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4" office:value-type="string" calcext:value-type="string">
            <text:p>1.99.32</text:p>
          </table:table-cell>
          <table:table-cell table:style-name="ce195" office:value-type="string" calcext:value-type="string">
            <text:p>1.0.11</text:p>
          </table:table-cell>
          <table:table-cell table:style-name="ce195" office:value-type="string" calcext:value-type="string">
            <text:p>3.5.9</text:p>
          </table:table-cell>
          <table:table-cell table:style-name="ce195" office:value-type="string" calcext:value-type="string">
            <text:p>1.0.8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0</text:p>
          </table:table-cell>
          <table:table-cell table:style-name="ce194"/>
          <table:table-cell table:number-columns-repeated="3" table:style-name="ce194" office:value-type="string" calcext:value-type="string">
            <text:p>(1.0.2)</text:p>
          </table:table-cell>
          <table:table-cell table:style-name="ce194" office:value-type="string" calcext:value-type="string">
            <text:p>1.4.0</text:p>
          </table:table-cell>
          <table:table-cell table:style-name="ce194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6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3-02-02" calcext:value-type="date">
            <text:p>2013-02-0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4" office:value-type="string" calcext:value-type="string">
            <text:p>1.99.30</text:p>
          </table:table-cell>
          <table:table-cell table:style-name="ce195" office:value-type="string" calcext:value-type="string">
            <text:p>1.0.9</text:p>
          </table:table-cell>
          <table:table-cell table:style-name="ce195" office:value-type="string" calcext:value-type="string">
            <text:p>3.5.7</text:p>
          </table:table-cell>
          <table:table-cell table:style-name="ce195" office:value-type="string" calcext:value-type="string">
            <text:p>1.0.6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1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1</text:p>
          </table:table-cell>
          <table:table-cell table:style-name="ce195" office:value-type="string" calcext:value-type="string">
            <text:p>1.1.1</text:p>
          </table:table-cell>
          <table:table-cell table:style-name="ce201"/>
          <table:table-cell table:style-name="ce194" office:value-type="string" calcext:value-type="string">
            <text:p>626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65" office:value-type="date" office:date-value="2011-12-05" calcext:value-type="date">
            <text:p>2011-12-0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5" office:value-type="string" calcext:value-type="string">
            <text:p>1.99.28</text:p>
          </table:table-cell>
          <table:table-cell table:style-name="ce195" office:value-type="string" calcext:value-type="string">
            <text:p>1.0.7</text:p>
          </table:table-cell>
          <table:table-cell table:style-name="ce195" office:value-type="string" calcext:value-type="string">
            <text:p>3.5.5</text:p>
          </table:table-cell>
          <table:table-cell table:style-name="ce195" office:value-type="string" calcext:value-type="string">
            <text:p>1.0.4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0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0</text:p>
          </table:table-cell>
          <table:table-cell table:style-name="ce195" office:value-type="string" calcext:value-type="string">
            <text:p>1.1.0</text:p>
          </table:table-cell>
          <table:table-cell table:style-name="ce201"/>
          <table:table-cell table:style-name="ce195" office:value-type="string" calcext:value-type="string">
            <text:p>502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/>
          <table:table-cell table:style-name="ce165" office:value-type="date" office:date-value="2011-04-25" calcext:value-type="date">
            <text:p>2011-04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5" office:value-type="string" calcext:value-type="string">
            <text:p>1.99.26</text:p>
          </table:table-cell>
          <table:table-cell table:style-name="ce195" office:value-type="string" calcext:value-type="string">
            <text:p>1.0.5</text:p>
          </table:table-cell>
          <table:table-cell table:style-name="ce195" office:value-type="string" calcext:value-type="string">
            <text:p>3.5.3</text:p>
          </table:table-cell>
          <table:table-cell table:style-name="ce195" office:value-type="string" calcext:value-type="string">
            <text:p>1.0.2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206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41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28" calcext:value-type="date">
            <text:p>2010-11-2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5" office:value-type="string" calcext:value-type="string">
            <text:p>1.99.25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85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11" calcext:value-type="date">
            <text:p>2010-11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5" office:value-type="string" calcext:value-type="string">
            <text:p>1.99.24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194" office:value-type="string" calcext:value-type="string">
            <text:p>(1.0.1)</text:p>
          </table:table-cell>
          <table:table-cell table:style-name="ce195" office:value-type="string" calcext:value-type="string">
            <text:p>1.2.8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6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09-09-10" calcext:value-type="date">
            <text:p>2009-09-1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5" office:value-type="string" calcext:value-type="string">
            <text:p>1.99.23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4</text:p>
          </table:table-cell>
          <table:table-cell table:style-name="ce195"/>
          <table:table-cell table:number-columns-repeated="3" table:style-name="ce206" office:value-type="string" calcext:value-type="string">
            <text:p>(1.0.0)</text:p>
          </table:table-cell>
          <table:table-cell table:style-name="ce208" office:value-type="string" calcext:value-type="string">
            <text:p>1.2.7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5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9-09-08" calcext:value-type="date">
            <text:p>2009-09-0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5" office:value-type="string" calcext:value-type="string">
            <text:p>1.99.22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2" office:value-type="string" calcext:value-type="string">
            <text:p>1.2.3</text:p>
          </table:table-cell>
          <table:table-cell table:style-name="ce206"/>
          <table:table-cell table:number-columns-repeated="3" table:style-name="ce194" office:value-type="string" calcext:value-type="string">
            <text:p>(1.0.0)</text:p>
          </table:table-cell>
          <table:table-cell table:style-name="ce208" office:value-type="string" calcext:value-type="string">
            <text:p>1.2.6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47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7-18" calcext:value-type="date">
            <text:p>2008-07-1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5" office:value-type="string" calcext:value-type="string">
            <text:p>1.99.20</text:p>
          </table:table-cell>
          <table:table-cell table:style-name="ce195" office:value-type="string" calcext:value-type="string">
            <text:p>1.0.0</text:p>
          </table:table-cell>
          <table:table-cell table:style-name="ce195" office:value-type="string" calcext:value-type="string">
            <text:p>1.2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3</text:p>
          </table:table-cell>
          <table:table-cell table:style-name="ce195" table:number-columns-repeated="4"/>
          <table:table-cell table:style-name="ce208" office:value-type="string" calcext:value-type="string">
            <text:p>1.2.5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0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4-01" calcext:value-type="date">
            <text:p>2008-04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5" office:value-type="string" calcext:value-type="string">
            <text:p>1.99.19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4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36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3-17" calcext:value-type="date">
            <text:p>2008-03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5" office:value-type="string" calcext:value-type="string">
            <text:p>1.99.18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3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22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2-11" calcext:value-type="date">
            <text:p>2008-02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5" office:value-type="string" calcext:value-type="string">
            <text:p>1.99.17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2</text:p>
          </table:table-cell>
          <table:table-cell table:style-name="ce195" table:number-columns-repeated="4"/>
          <table:table-cell table:style-name="ce208" office:value-type="string" calcext:value-type="string">
            <text:p>1.2.2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05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8-30" calcext:value-type="date">
            <text:p>2007-08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5" office:value-type="string" calcext:value-type="string">
            <text:p>1.99.1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1</text:p>
          </table:table-cell>
          <table:table-cell table:style-name="ce195" table:number-columns-repeated="4"/>
          <table:table-cell table:style-name="ce208" office:value-type="string" calcext:value-type="string">
            <text:p>1.2.1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(45)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4-15" calcext:value-type="date">
            <text:p>2007-04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5" office:value-type="string" calcext:value-type="string">
            <text:p>1.99.12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0</text:p>
          </table:table-cell>
          <table:table-cell table:style-name="ce195" table:number-columns-repeated="4"/>
          <table:table-cell table:style-name="ce208" office:value-type="string" calcext:value-type="string">
            <text:p>1.2.0</text:p>
          </table:table-cell>
          <table:table-cell table:number-columns-repeated="2"/>
          <table:table-cell table:style-name="ce195" office:value-type="string" calcext:value-type="string">
            <text:p>9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25" calcext:value-type="date">
            <text:p>2007-02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5" office:value-type="string" calcext:value-type="string">
            <text:p>1.99.8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2</text:p>
          </table:table-cell>
          <table:table-cell table:style-name="ce195" table:number-columns-repeated="4"/>
          <table:table-cell table:style-name="ce208" office:value-type="string" calcext:value-type="string">
            <text:p>1.1.2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07" calcext:value-type="date">
            <text:p>2007-02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5" office:value-type="string" calcext:value-type="string">
            <text:p>1.99.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1</text:p>
          </table:table-cell>
          <table:table-cell table:style-name="ce195" table:number-columns-repeated="4"/>
          <table:table-cell table:style-name="ce208" office:value-type="string" calcext:value-type="string">
            <text:p>1.1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1-23" calcext:value-type="date">
            <text:p>2007-01-2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5" office:value-type="string" calcext:value-type="string">
            <text:p>1.99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0</text:p>
          </table:table-cell>
          <table:table-cell table:style-name="ce195" table:number-columns-repeated="4"/>
          <table:table-cell table:style-name="ce208" office:value-type="string" calcext:value-type="string">
            <text:p>1.1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1" calcext:value-type="date">
            <text:p>2003-10-3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2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0.1</text:p>
          </table:table-cell>
          <table:table-cell table:style-name="ce206" table:number-columns-repeated="4"/>
          <table:table-cell table:style-name="ce202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0" calcext:value-type="date">
            <text:p>2003-10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1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1</text:p>
          </table:table-cell>
          <table:table-cell table:style-name="ce195" table:number-columns-repeated="4"/>
          <table:table-cell table:style-name="ce208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14" calcext:value-type="date">
            <text:p>2003-10-1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0</text:p>
          </table:table-cell>
          <table:table-cell table:style-name="ce195" table:number-columns-repeated="4"/>
          <table:table-cell table:style-name="ce208" office:value-type="string" calcext:value-type="string">
            <text:p>1.0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989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35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35"/>
        </table:table-row>
        <table:table-row table:style-name="ro3">
          <table:table-cell table:style-name="ce137" office:value-type="float" office:value="1" calcext:value-type="float">
            <text:p>1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Regress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6])" office:value-type="time" office:time-value="PT13H30M00S" calcext:value-type="time">
            <text:p>13:30</text:p>
          </table:table-cell>
          <table:table-cell table:style-name="ce168" table:formula="of:=['0. Overview'.$J$3]" office:value-type="time" office:time-value="PT00H00M00S" calcext:value-type="time">
            <text:p>00:00</text:p>
          </table:table-cell>
          <table:table-cell table:style-name="ce181" table:formula="of:=MAX([.I4:.I65566])" office:value-type="time" office:time-value="PT13H30M00S" calcext:value-type="time">
            <text:p>13:30</text:p>
          </table:table-cell>
          <table:table-cell table:style-name="ce189" table:number-columns-repeated="989"/>
        </table:table-row>
        <table:table-row table:style-name="ro1">
          <table:table-cell table:style-name="ce138"/>
          <table:table-cell table:style-name="ce144"/>
          <table:table-cell table:number-columns-repeated="997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coding style check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00H30M00S" calcext:value-type="time">
            <text:p>00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1.1.1." calcext:value-type="string">
            <text:p>1.1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ssembly check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10])+[.G11]" office:value-type="time" office:time-value="PT01H30M00S" calcext:value-type="time">
            <text:p>01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1]" office:value-type="string" office:string-value="48 expected warnings:" calcext:value-type="string">
            <text:p>48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3]" office:value-type="string" office:string-value="CA2214 : DoNotCallOverridableMethodsInConstructors @ 39 locations." calcext:value-type="string">
            <text:p>CA2214 : DoNotCallOverridableMethodsInConstructors @ 3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1]" office:value-type="string" office:string-value="234 expected errors/warnings:" calcext:value-type="string">
            <text:p>234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2]" office:value-type="string" office:string-value="CA1002 : DoNotExposeGenericLists @ 108 locations." calcext:value-type="string">
            <text:p>CA1002 : DoNotExposeGenericLists @ 108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3]" office:value-type="string" office:string-value="CA2214 : DoNotCallOverridableMethodsInConstructors @ 126 locations." calcext:value-type="string">
            <text:p>CA2214 : DoNotCallOverridableMethodsInConstructors @ 12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utomated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36])+[.G37]" office:value-type="time" office:time-value="PT07H30M00S" calcext:value-type="time">
            <text:p>07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1.3.1." calcext:value-type="string">
            <text:p>1.3.1.</text:p>
          </table:table-cell>
          <table:table-cell table:style-name="ce153" office:value-type="string" calcext:value-type="string">
            <text:p></text:p>
          </table:table-cell>
          <table:table-cell table:style-name="ce160" table:formula="of:=['3. Final Testing'.E38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 table:formula="of:=CONCATENATE([.B$37]; COUNTA([.C$38:.C40]); &quot;.&quot;)" office:value-type="string" office:string-value="1.3.2." calcext:value-type="string">
            <text:p>1.3.2.</text:p>
          </table:table-cell>
          <table:table-cell table:style-name="ce153" office:value-type="string" calcext:value-type="string">
            <text:p></text:p>
          </table:table-cell>
          <table:table-cell table:style-name="ce156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37]; COUNTA([.C$38:.C44]); &quot;.&quot;)" office:value-type="string" office:string-value="1.3.3." calcext:value-type="string">
            <text:p>1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37]; COUNTA([.C$38:.C46]); &quot;.&quot;)" office:value-type="string" office:string-value="1.3.4." calcext:value-type="string">
            <text:p>1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2]" office:value-type="string" office:string-value="&gt; MKY.Test (0'12'')" calcext:value-type="string">
            <text:p>&gt; MKY.Test (0'1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3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4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5]" office:value-type="string" office:string-value="&gt; MKY.IO.Serial.Socket.Test (4'00'')" calcext:value-type="string">
            <text:p>&gt; MKY.IO.Serial.Socket.Test (4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6]" office:value-type="string" office:string-value="&gt; MKY.IO.Serial.Usb.Test (0'04'')" calcext:value-type="string">
            <text:p>&gt; MKY.IO.Serial.Usb.Test (0'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7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8]" office:value-type="string" office:string-value="&gt; MKY.Net.Test (0'00'')" calcext:value-type="string">
            <text:p>&gt; MKY.Ne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9]" office:value-type="string" office:string-value="&gt; NUnit (0'00'')" calcext:value-type="string">
            <text:p>&gt; NUni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0]" office:value-type="string" office:string-value="&gt; YAT.Controller.Test (0'20'')" calcext:value-type="string">
            <text:p>&gt; YAT.Controller.Test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1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2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3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4]" office:value-type="string" office:string-value="    &gt; Command (0'00'')" calcext:value-type="string">
            <text:p><text:s text:c="4"/>&gt; Command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5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6]" office:value-type="string" office:string-value="    &gt; FileHandling (0'20'')" calcext:value-type="string">
            <text:p><text:s text:c="4"/>&gt; FileHandling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7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8]" office:value-type="string" office:string-value="    &gt; Start (0'01'')" calcext:value-type="string">
            <text:p><text:s text:c="4"/>&gt; Start (0'01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9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0]" office:value-type="string" office:string-value="    &gt; Transmission" calcext:value-type="string">
            <text:p><text:s text:c="4"/>&gt; Transmission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1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2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3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4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5]" office:value-type="string" office:string-value="&gt; YAT.Settings.Test (0'15'')" calcext:value-type="string">
            <text:p>&gt; YAT.Settings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6]" office:value-type="string" office:string-value="&gt; YAT.Test (0'00'')" calcext:value-type="string">
            <text:p>&gt; YA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7]" office:value-type="string" office:string-value="&gt; YAT.View.Test (0'30'')" calcext:value-type="string">
            <text:p>&gt; YAT.View.Test 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9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57" table:formula="of:=['3. Final Testing'.E80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2]" office:value-type="string" office:string-value="YAT.Domain.Test.Terminal.KeywordsSerialPortTest.SerialPortLoopbackPair_COM11_COM12() fail because MCT does not support automatic hardware flow control (bug #354 &quot;Automatic hardware flow control is not supported by MCT&quot;)." calcext:value-type="string">
            <text:p>YAT.Domain.Test.Terminal.KeywordsSerialPortTest.SerialPortLoopbackPair_COM11_COM12() fail because MCT does not support automatic hardware flow control (bug #354 "Automatic hardware flow control is not supported by MCT"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3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4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5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6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8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90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92])+[.G93]" office:value-type="time" office:time-value="PT13H30M00S" calcext:value-type="time">
            <text:p>13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93]; COUNTA([.C$94:.C94]); &quot;.&quot;)" office:value-type="string" office:string-value="1.4.1." calcext:value-type="string">
            <text:p>1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93]; COUNTA([.C$94:.C96]); &quot;.&quot;)" office:value-type="string" office:string-value="1.4.2." calcext:value-type="string">
            <text:p>1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2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58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58"/>
        </table:table-row>
        <table:table-row table:style-name="ro3">
          <table:table-cell table:style-name="ce137" office:value-type="float" office:value="2" calcext:value-type="float">
            <text:p>2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repar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9])" office:value-type="time" office:time-value="PT01H40M00S" calcext:value-type="time">
            <text:p>01:40</text:p>
          </table:table-cell>
          <table:table-cell table:style-name="ce168" table:formula="of:=['1. Regression Testing'.$J$3]" office:value-type="time" office:time-value="PT13H30M00S" calcext:value-type="time">
            <text:p>13:30</text:p>
          </table:table-cell>
          <table:table-cell table:style-name="ce181" table:formula="of:=MAX([.I4:.I65577])" office:value-type="time" office:time-value="PT15H10M00S" calcext:value-type="time">
            <text:p>15:10</text:p>
          </table:table-cell>
          <table:table-cell table:style-name="ce189" table:number-columns-repeated="1012"/>
        </table:table-row>
        <table:table-row table:style-name="ro1">
          <table:table-cell table:style-name="ce138"/>
          <table:table-cell table:style-name="ce144"/>
          <table:table-cell table:number-columns-repeated="1020"/>
        </table:table-row>
        <table:table-row table:style-name="ro1">
          <table:table-cell table:style-name="ce191"/>
          <table:table-cell table:style-name="ce20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5"/>
          <table:table-cell table:style-name="ce207"/>
          <table:table-cell table:style-name="ce205" office:value-type="string" calcext:value-type="string">
            <text:p>Set versions</text:p>
          </table:table-cell>
          <table:table-cell table:style-name="ce205"/>
          <table:table-cell table:style-name="ce221" office:value-type="time" office:time-value="PT00H15M00S" calcext:value-type="time">
            <text:p>00:15</text:p>
          </table:table-cell>
          <table:table-cell table:style-name="ce227"/>
          <table:table-cell table:style-name="ce221" table:formula="of:=MAX([.I$1:.I4])+[.G5]" office:value-type="time" office:time-value="PT13H45M00S" calcext:value-type="time">
            <text:p>13:45</text:p>
          </table:table-cell>
          <table:table-cell table:style-name="ce227"/>
          <table:table-cell table:style-name="ce191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6]); &quot;.&quot;)" office:value-type="string" office:string-value="2.1.1." calcext:value-type="string">
            <text:p>2.1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ALAZ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5">
          <table:table-cell table:style-name="ce192"/>
          <table:table-cell table:style-name="ce204" table:number-columns-repeated="2"/>
          <table:table-cell table:style-name="ce212"/>
          <table:table-cell table:style-name="ce216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8]); &quot;.&quot;)" office:value-type="string" office:string-value="2.1.2." calcext:value-type="string">
            <text:p>2.1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MKY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0]); &quot;.&quot;)" office:value-type="string" office:string-value="2.1.3." calcext:value-type="string">
            <text:p>2.1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2]); &quot;.&quot;)" office:value-type="string" office:string-value="2.1.4." calcext:value-type="string">
            <text:p>2.1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Uni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dditional increment makes little sense as NUnit is not distributed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4]); &quot;.&quot;)" office:value-type="string" office:string-value="2.1.5." calcext:value-type="string">
            <text:p>2.1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YA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6]); &quot;.&quot;)" office:value-type="string" office:string-value="2.1.6." calcext:value-type="string">
            <text:p>2.1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MKY Version 1.0.27'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8]); &quot;.&quot;)" office:value-type="string" office:string-value="2.1.7." calcext:value-type="string">
            <text:p>2.1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NUnit Version 1.0.21', if apparent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0]); &quot;.&quot;)" office:value-type="string" office:string-value="2.1.8." calcext:value-type="string">
            <text:p>2.1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2]); &quot;.&quot;)" office:value-type="string" office:string-value="2.1.9." calcext:value-type="string">
            <text:p>2.1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all other file headers (*.cs throughout \Trunk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8">    &gt; Includes </text:span><text:span text:style-name="T9">this</text:span><text:span text:style-name="T10">.label_Version.Text = </text:span><text:span text:style-name="T11">"Version 2.0.0"</text:span><text:span text:style-name="T10">;</text:span><text:span text:style-name="T8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8">Set </text:span><text:span text:style-name="T12">ProductBuildDesignation</text:span><text:span text:style-name="T8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8">Set </text:span><text:span text:style-name="T12">ProductVerisonStabilityIndication</text:span><text:span text:style-name="T8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t installation vers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29])+[.G30]" office:value-type="time" office:time-value="PT13H50M00S" calcext:value-type="time">
            <text:p>13:5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ettings defaults and schema in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36])+[.G37]" office:value-type="time" office:time-value="PT14H20M00S" calcext:value-type="time">
            <text:p>14:20</text:p>
          </table:table-cell>
          <table:table-cell table:style-name="ce188"/>
          <table:table-cell table:number-columns-repeated="1012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style-name="ce101"/>
          <table:table-cell table:style-name="ce145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defaults and schema to settings archive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57])+[.G58]" office:value-type="time" office:time-value="PT14H25M00S" calcext:value-type="time">
            <text:p>14:2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7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7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settings in settings archive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235" table:formula="of:=MAX([.I$1:.I62])+[.G63]" office:value-type="time" office:time-value="PT14H55M00S" calcext:value-type="time">
            <text:p>14:5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to settings archive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235" table:formula="of:=MAX([.I$1:.I92])+[.G93]" office:value-type="time" office:time-value="PT15H05M00S" calcext:value-type="time">
            <text:p>15:0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build and commit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97])+[.G98]" office:value-type="time" office:time-value="PT15H10M00S" calcext:value-type="time">
            <text:p>15:10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3" calcext:value-type="float">
            <text:p>3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89" table:formula="of:=[.G3]+SUM([.G4:.G65568])" office:value-type="time" office:time-value="PT01H30M00S" calcext:value-type="time">
            <text:p>01:30:00</text:p>
          </table:table-cell>
          <table:table-cell table:style-name="ce168" table:formula="of:=['2. Preparation'.$J$3]" office:value-type="time" office:time-value="PT15H10M00S" calcext:value-type="time">
            <text:p>15:10</text:p>
          </table:table-cell>
          <table:table-cell table:style-name="ce181" table:formula="of:=MAX([.I4:.I65587])" office:value-type="time" office:time-value="PT16H40M00S" calcext:value-type="time">
            <text:p>16:4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coding style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4])+[.G5]" office:value-type="time" office:time-value="PT15H20M00S" calcext:value-type="time">
            <text:p>15:2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6:.C$6]); &quot;.&quot;)" office:value-type="string" office:string-value="3.1.1." calcext:value-type="string">
            <text:p>3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ssembly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10])+[.G11]" office:value-type="time" office:time-value="PT15H30M00S" calcext:value-type="time">
            <text:p>15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48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3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234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1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utomated test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36])+[.G37]" office:value-type="time" office:time-value="PT16H30M00S" calcext:value-type="time">
            <text:p>16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3.3.1." calcext:value-type="string">
            <text:p>3.3.1.</text:p>
          </table:table-cell>
          <table:table-cell table:style-name="ce153" office:value-type="string" calcext:value-type="string">
            <text:p></text:p>
          </table:table-cell>
          <table:table-cell table:style-name="ce161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/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7]; COUNTA([.C$38:.C40]); &quot;.&quot;)" office:value-type="string" office:string-value="3.3.2." calcext:value-type="string">
            <text:p>3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37]; COUNTA([.C$38:.C44]); &quot;.&quot;)" office:value-type="string" office:string-value="3.3.3." calcext:value-type="string">
            <text:p>3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37]; COUNTA([.C$38:.C46]); &quot;.&quot;)" office:value-type="string" office:string-value="3.3.4." calcext:value-type="string">
            <text:p>3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37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6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rminal.KeywordsSerialPortTest.SerialPortLoopbackPair_COM11_COM12() fail because MCT does not support automatic hardware flow control (bug #354 "Automatic hardware flow control is not supported by MCT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94]); &quot;.&quot;)" office:value-type="string" office:string-value="3.4." calcext:value-type="string">
            <text:p>3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and commit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91" table:formula="of:=MAX([.I$1:.I93])+[.G94]" office:value-type="time" office:time-value="PT16H40M00S" calcext:value-type="time">
            <text:p>16:4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94]; COUNTA([.C$95:.C95]); &quot;.&quot;)" office:value-type="string" office:string-value="3.4.1." calcext:value-type="string">
            <text:p>3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Diagnostics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6 occurrences expected in Drawing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Serializ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4]; COUNTA([.C$95:.C104]); &quot;.&quot;)" office:value-type="string" office:string-value="3.4.2." calcext:value-type="string">
            <text:p>3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No match whole word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56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1 occurrence expected in ALAZ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in ArgsHandler, Configuration, Diagnostics, EnvironmentEx, EventHelper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more in Usb, Hid, Terminal, Workspace, SendFile, SendText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4]; COUNTA([.C$95:.C113]); &quot;.&quot;)" office:value-type="string" office:string-value="3.4.3." calcext:value-type="string">
            <text:p>3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1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4 occurrences expected in Event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16">&gt; 7 occurrences expected related to </text:span>SplitContainer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4]; COUNTA([.C$95:.C120]); &quot;.&quot;)" office:value-type="string" office:string-value="3.4.4." calcext:value-type="string">
            <text:p>3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253"/>
        <table:table-column table:style-name="co19" table:default-cell-style-name="ce253"/>
        <table:table-column table:style-name="co20" table:default-cell-style-name="ce253"/>
        <table:table-column table:style-name="co21" table:default-cell-style-name="ce253"/>
        <table:table-column table:style-name="co22" table:default-cell-style-name="ce253"/>
        <table:table-column table:style-name="co23" table:default-cell-style-name="ce253"/>
        <table:table-column table:style-name="co24" table:number-columns-repeated="4" table:default-cell-style-name="ce253"/>
        <table:table-column table:style-name="co16" table:number-columns-repeated="54" table:default-cell-style-name="ce253"/>
        <table:table-column table:style-name="co16" table:number-columns-repeated="960" table:default-cell-style-name="Default"/>
        <table:table-row table:style-name="ro1">
          <table:table-cell table:style-name="ce240"/>
          <table:table-cell table:style-name="ce257" table:number-columns-repeated="4"/>
          <table:table-cell table:style-name="ce284" office:value-type="string" calcext:value-type="string">
            <text:p>Duration</text:p>
          </table:table-cell>
          <table:table-cell table:style-name="ce289" office:value-type="string" calcext:value-type="string">
            <text:p>Step</text:p>
          </table:table-cell>
          <table:table-cell table:style-name="ce298"/>
          <table:table-cell table:style-name="ce289" office:value-type="string" calcext:value-type="string">
            <text:p>Total</text:p>
          </table:table-cell>
          <table:table-cell table:style-name="ce298"/>
          <table:table-cell table:style-name="ce257" table:number-columns-repeated="54"/>
          <table:table-cell table:number-columns-repeated="960"/>
        </table:table-row>
        <table:table-row table:style-name="ro1">
          <table:table-cell table:style-name="ce241"/>
          <table:table-cell table:style-name="ce259" table:number-columns-repeated="4"/>
          <table:table-cell table:style-name="ce286"/>
          <table:table-cell table:style-name="ce291"/>
          <table:table-cell table:style-name="ce299"/>
          <table:table-cell table:style-name="ce291"/>
          <table:table-cell table:style-name="ce299"/>
          <table:table-cell table:style-name="ce259" table:number-columns-repeated="54"/>
          <table:table-cell table:number-columns-repeated="960"/>
        </table:table-row>
        <table:table-row table:style-name="ro3">
          <table:table-cell table:style-name="ce247" office:value-type="float" office:value="4" calcext:value-type="float">
            <text:p>4.</text:p>
          </table:table-cell>
          <table:table-cell table:style-name="ce262"/>
          <table:table-cell table:style-name="ce268"/>
          <table:table-cell table:style-name="ce270"/>
          <table:table-cell table:style-name="ce262" office:value-type="string" calcext:value-type="string">
            <text:p>Build</text:p>
          </table:table-cell>
          <table:table-cell table:style-name="ce268"/>
          <table:table-cell table:style-name="ce294" office:value-type="time" office:time-value="PT00H00M00S" calcext:value-type="time">
            <text:p>00:00</text:p>
          </table:table-cell>
          <table:table-cell table:style-name="ce300" table:formula="of:=[.G3]+SUM([.G4:.G65518])" office:value-type="time" office:time-value="PT00H40M00S" calcext:value-type="time">
            <text:p>00:40</text:p>
          </table:table-cell>
          <table:table-cell table:style-name="ce294" table:formula="of:=['3. Final Testing'.$J$3]" office:value-type="time" office:time-value="PT16H40M00S" calcext:value-type="time">
            <text:p>16:40</text:p>
          </table:table-cell>
          <table:table-cell table:style-name="ce300" table:formula="of:=MAX([.I4:.I65518])" office:value-type="time" office:time-value="PT17H20M00S" calcext:value-type="time">
            <text:p>17:20</text:p>
          </table:table-cell>
          <table:table-cell table:style-name="ce304" table:number-columns-repeated="1014"/>
        </table:table-row>
        <table:table-row table:style-name="ro1">
          <table:table-cell table:style-name="ce248"/>
          <table:table-cell table:style-name="ce264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Finalize release notes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4])+[.G5]" office:value-type="time" office:time-value="PT16H50M00S" calcext:value-type="time">
            <text:p>16:50</text:p>
          </table:table-cell>
          <table:table-cell table:style-name="ce302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5]; COUNTA([.C$6:.C6]); &quot;.&quot;)" office:value-type="string" office:string-value="4.1.1." calcext:value-type="string">
            <text:p>4.1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7]); &quot;.&quot;)" office:value-type="string" office:string-value="4.1.2." calcext:value-type="string">
            <text:p>4.1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8]); &quot;.&quot;)" office:value-type="string" office:string-value="4.1.3." calcext:value-type="string">
            <text:p>4.1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9]); &quot;.&quot;)" office:value-type="string" office:string-value="4.1.4." calcext:value-type="string">
            <text:p>4.1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10]); &quot;.&quot;)" office:value-type="string" office:string-value="4.1.5." calcext:value-type="string">
            <text:p>4.1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Prepare package directory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12])+[.G13]" office:value-type="time" office:time-value="PT17H00M00S" calcext:value-type="time">
            <text:p>17:0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<text:span text:style-name="T7">Check and update year of "!-ReadMe.txt" in the offline archive "\YAT\Releases and Checkpoints"</text:span>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style-name="ce277" office:value-type="string" calcext:value-type="string">
            <text:p><text:span text:style-name="T8">&gt; e.g. "</text:span><text:span text:style-name="T12">2003-2019 Matthias Kläy</text:span><text:span text:style-name="T8">" *.txt throughout "\Template"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Build packages</text:p>
          </table:table-cell>
          <table:table-cell table:style-name="ce269"/>
          <table:table-cell table:style-name="ce297" office:value-type="time" office:time-value="PT00H20M00S" calcext:value-type="time">
            <text:p>00:20</text:p>
          </table:table-cell>
          <table:table-cell table:style-name="ce302"/>
          <table:table-cell table:style-name="ce297" table:formula="of:=MAX([.I$1:.I22])+[.G23]" office:value-type="time" office:time-value="PT17H20M00S" calcext:value-type="time">
            <text:p>17:2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pee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iz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6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Release" configuration for "x86"                                using ‘Build Solution’ / [F6]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6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Release" configuration for "x64"                                using ‘Build Solution’ / [F6]</text:span>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Setup" configuration for "x64</text:span>"                           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7">&gt; Build "Setup with Prerequisites" configuration for "x64</text:span>"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65505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5" calcext:value-type="float">
            <text:p>5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Installat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02])" office:value-type="time" office:time-value="PT00H40M00S" calcext:value-type="time">
            <text:p>00:40</text:p>
          </table:table-cell>
          <table:table-cell table:style-name="ce168" table:formula="of:=['4. Build'.$J$3]" office:value-type="time" office:time-value="PT17H20M00S" calcext:value-type="time">
            <text:p>17:20</text:p>
          </table:table-cell>
          <table:table-cell table:style-name="ce181" table:formula="of:=MAX([.I4:.I65502])" office:value-type="time" office:time-value="PT17H55M00S" calcext:value-type="time">
            <text:p>17:5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4])+[.G5]" office:value-type="time" office:time-value="PT17H25M00S" calcext:value-type="time">
            <text:p>17:2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5.1.1." calcext:value-type="string">
            <text:p>5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8]); &quot;.&quot;)" office:value-type="string" office:string-value="5.1.2." calcext:value-type="string">
            <text:p>5.1.2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5.1.3." calcext:value-type="string">
            <text:p>5.1.3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5.1.4." calcext:value-type="string">
            <text:p>5.1.4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5.1.5." calcext:value-type="string">
            <text:p>5.1.5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Install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12])+[.G14]" office:value-type="time" office:time-value="PT17H30M00S" calcext:value-type="time">
            <text:p>17:3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after-installation test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12])+[.G17]" office:value-type="time" office:time-value="PT17H55M00S" calcext:value-type="time">
            <text:p>17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6" calcext:value-type="float">
            <text:p>6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ackag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22])" office:value-type="time" office:time-value="PT00H30M00S" calcext:value-type="time">
            <text:p>00:3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22])" office:value-type="time" office:time-value="PT18H25M00S" calcext:value-type="time">
            <text:p>18:2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ommit and tag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4])+[.G5]" office:value-type="time" office:time-value="PT18H10M00S" calcext:value-type="time">
            <text:p>18:1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6.1.1." calcext:value-type="string">
            <text:p>6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6.1.2." calcext:value-type="string">
            <text:p>6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6.1.3." calcext:value-type="string">
            <text:p>6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ack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15])+[.G1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Open </text:span><text:span text:style-name="T17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1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&gt; Copy "netrtfwriter Info" from installed </text:span><text:span text:style-name="T17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0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7" calcext:value-type="float">
            <text:p>7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Upload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33])" office:value-type="time" office:time-value="PT01H20M00S" calcext:value-type="time">
            <text:p>01:2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33])" office:value-type="time" office:time-value="PT19H15M00S" calcext:value-type="time">
            <text:p>19:1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tatistics</text:p>
          </table:table-cell>
          <table:table-cell table:style-name="ce149"/>
          <table:table-cell table:style-name="ce170" office:value-type="time" office:time-value="PT00H20M00S" calcext:value-type="time">
            <text:p>00:20</text:p>
          </table:table-cell>
          <table:table-cell table:style-name="ce185"/>
          <table:table-cell table:style-name="ce170" table:formula="of:=MAX([.I$1:.I4])+[.G5]" office:value-type="time" office:time-value="PT18H15M00S" calcext:value-type="time">
            <text:p>18:1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7.1.1." calcext:value-type="string">
            <text:p>7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e upload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7])+[.G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8]; COUNTA([.C$9:.C9]); &quot;.&quot;)" office:value-type="string" office:string-value="7.2.1." calcext:value-type="string">
            <text:p>7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7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1]); &quot;.&quot;)" office:value-type="string" office:string-value="7.2.2." calcext:value-type="string">
            <text:p>7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2]); &quot;.&quot;)" office:value-type="string" office:string-value="7.2.3." calcext:value-type="string">
            <text:p>7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3]); &quot;.&quot;)" office:value-type="string" office:string-value="7.2.4." calcext:value-type="string">
            <text:p>7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24]); &quot;.&quot;)" office:value-type="string" office:string-value="7.2.5." calcext:value-type="string">
            <text:p>7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release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25])+[.G26]" office:value-type="time" office:time-value="PT18H55M00S" calcext:value-type="time">
            <text:p>18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release and release note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38])+[.G39]" office:value-type="time" office:time-value="PT19H05M00S" calcext:value-type="time">
            <text:p>19:0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Feature request and bug tracker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52])+[.G53]" office:value-type="time" office:time-value="PT19H15M00S" calcext:value-type="time">
            <text:p>19:15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8" calcext:value-type="float">
            <text:p>8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iz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315" table:formula="of:=[.G3]+SUM([.G4:.G65547])" office:value-type="time" office:time-value="PT03H45M00S" calcext:value-type="time">
            <text:p>03:45:00</text:p>
          </table:table-cell>
          <table:table-cell table:style-name="ce168" table:formula="of:=['7. Upload'.$J$3]" office:value-type="time" office:time-value="PT19H15M00S" calcext:value-type="time">
            <text:p>19:15</text:p>
          </table:table-cell>
          <table:table-cell table:style-name="ce181" table:formula="of:=MAX([.I4:.I65547])" office:value-type="time" office:time-value="PT22H30M00S" calcext:value-type="time">
            <text:p>22:3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nd email to the YAT mailing list (Attention: Mail delay up to 60 min !!!)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19H45M00S" calcext:value-type="time">
            <text:p>19:4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8.1.1." calcext:value-type="string">
            <text:p>8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8.1.2." calcext:value-type="string">
            <text:p>8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9]); &quot;.&quot;)" office:value-type="string" office:string-value="8.1.3." calcext:value-type="string">
            <text:p>8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8.1.4." calcext:value-type="string">
            <text:p>8.1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8.1.5." calcext:value-type="string">
            <text:p>8.1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8.1.6." calcext:value-type="string">
            <text:p>8.1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4]); &quot;.&quot;)" office:value-type="string" office:string-value="8.1.7." calcext:value-type="string">
            <text:p>8.1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8.1.8." calcext:value-type="string">
            <text:p>8.1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7]); &quot;.&quot;)" office:value-type="string" office:string-value="8.1.9." calcext:value-type="string">
            <text:p>8.1.9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<text:span text:style-name="T18">Submit news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21])+[.G22]" office:value-type="time" office:time-value="PT20H00M00S" calcext:value-type="time">
            <text:p>2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14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leanup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28])+[.G29]" office:value-type="time" office:time-value="PT20H15M00S" calcext:value-type="time">
            <text:p>20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tool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28])+[.G38]" office:value-type="time" office:time-value="PT21H00M00S" calcext:value-type="time">
            <text:p>21:0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create and verify working copy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36])+[.G44]" office:value-type="time" office:time-value="PT20H30M00S" calcext:value-type="time">
            <text:p>20:3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rchive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59])+[.G60]" office:value-type="time" office:time-value="PT21H15M00S" calcext:value-type="time">
            <text:p>21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/>
          <table:table-cell table:style-name="ce14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Backup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62])+[.G68]" office:value-type="time" office:time-value="PT22H15M00S" calcext:value-type="time">
            <text:p>22:15:0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9"/>
          <table:table-cell table:style-name="ce151"/>
          <table:table-cell table:style-name="ce205" office:value-type="string" calcext:value-type="string">
            <text:p>Update and verify working copy =&gt; <text:span text:style-name="T19">Wait for a few days in case of a severe issue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72])+[.G73]" office:value-type="time" office:time-value="PT22H30M00S" calcext:value-type="time">
            <text:p>22:30:00</text:p>
          </table:table-cell>
          <table:table-cell table:style-name="ce188"/>
          <table:table-cell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ALAZ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MKY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etrtfwriter\RtfWriter\Properties\AssemblyInfo.cs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Uni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YA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5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</text:span><text:span text:style-name="T8"> 'Development', e.g. '</text:span><text:span text:style-name="T20">// MKY Version 1.0.28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</text:span><text:span text:style-name="T8"> 'Development', e.g. '</text:span><text:span text:style-name="T20">// NUnit Version 1.0.22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7">&gt; Append </text:span><text:span text:style-name="T8">'Development', e.g. '</text:span><text:span text:style-name="T20">// YAT Version 2.3.90 Development</text:span><text:span text:style-name="T8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stability indication in "YAT.Application.ApplicationEx"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ctivate 'Development' to clearly indicate non-release stat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number-columns-repeated="2"/>
          <table:table-cell table:style-name="ce146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17:30:44.45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17DT3H33M39S</meta:editing-duration>
    <meta:editing-cycles>463</meta:editing-cycles>
    <meta:generator>LibreOffice/6.4.3.2$Windows_X86_64 LibreOffice_project/747b5d0ebf89f41c860ec2a39efd7cb15b54f2d8</meta:generator>
    <meta:initial-creator>Matthias Kläy</meta:initial-creator>
    <dc:date>2020-06-16T14:12:43.582000000</dc:date>
    <meta:print-date>2019-08-15T21:30:34.524000000</meta:print-date>
    <meta:document-statistic meta:table-count="9" meta:cell-count="1419" meta:object-count="0"/>
  </office:meta>
</office:document-meta>
</file>